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RNEJO ROQUE, JIMENA FRANCESC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254909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ORNEJO ROQUE, JIMENA FRANCESC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254909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8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6</text:p>
          </table:table-cell>
          <table:table-cell table:style-name="Tableau1.A2" office:value-type="string">
            <text:p text:style-name="P14">65</text:p>
          </table:table-cell>
          <table:table-cell table:style-name="Tableau1.D2" office:value-type="string">
            <text:p text:style-name="P13">390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5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4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RAMOGEN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3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7T21:46:1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